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431fc" officeooo:paragraph-rsid="001431fc"/>
    </style:style>
    <style:style style:name="P2" style:family="paragraph" style:parent-style-name="Standard">
      <style:text-properties officeooo:rsid="0016a7f7" officeooo:paragraph-rsid="001431fc"/>
    </style:style>
    <style:style style:name="P3" style:family="paragraph" style:parent-style-name="Standard">
      <style:text-properties fo:font-weight="normal" officeooo:rsid="00176b44" officeooo:paragraph-rsid="00176b44" style:font-weight-asian="normal" style:font-weight-complex="normal"/>
    </style:style>
    <style:style style:name="P4" style:family="paragraph">
      <loext:graphic-properties draw:fill="none" draw:fill-color="#ffffff"/>
    </style:style>
    <style:style style:name="P5" style:family="paragraph">
      <style:paragraph-properties fo:text-align="center"/>
    </style:style>
    <style:style style:name="gr1" style:family="graphic">
      <style:graphic-properties draw:stroke="none" svg:stroke-color="#000000" draw:fill="none" draw:fill-color="#ffffff" fo:min-height="16.415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 style:family="graphic">
      <style:graphic-properties draw:textarea-horizontal-align="justify" draw:textarea-vertical-align="middle" draw:auto-grow-height="false" fo:min-height="1.228cm" fo:min-width="0.476cm" style:run-through="foreground" style:wrap="run-through" style:number-wrapped-paragraphs="no-limit" style:vertical-pos="from-top" style:vertical-rel="paragraph" style:horizontal-pos="from-left" style:horizontal-rel="paragraph"/>
    </style:style>
    <style:style style:name="gr4" style:family="graphic">
      <style:graphic-properties draw:textarea-horizontal-align="justify" draw:textarea-vertical-align="middle" draw:auto-grow-height="false" fo:min-height="1.088cm" fo:min-width="0.464cm" style:run-through="foreground" style:wrap="run-through" style:number-wrapped-paragraphs="no-limit" style:vertical-pos="from-top" style:vertical-rel="paragraph" style:horizontal-pos="from-left" style:horizontal-rel="paragraph"/>
    </style:style>
    <style:style style:name="gr5" style:family="graphic">
      <style:graphic-properties draw:textarea-horizontal-align="justify" draw:textarea-vertical-align="middle" draw:auto-grow-height="false" fo:min-height="1.111cm" fo:min-width="0.279cm" style:run-through="foreground" style:wrap="run-through" style:number-wrapped-paragraphs="no-limit" style:vertical-pos="from-top" style:vertical-rel="paragraph" style:horizontal-pos="from-left" style:horizontal-rel="paragraph"/>
    </style:style>
    <style:style style:name="gr6" style:family="graphic">
      <style:graphic-properties draw:textarea-horizontal-align="justify" draw:textarea-vertical-align="middle" draw:auto-grow-height="false" fo:min-height="1.367cm" fo:min-width="0.279cm" style:run-through="foreground" style:wrap="run-through" style:number-wrapped-paragraphs="no-limit" style:vertical-pos="from-top" style:vertical-rel="paragraph" style:horizontal-pos="from-left" style:horizontal-rel="paragraph"/>
    </style:style>
    <style:style style:name="gr7" style:family="graphic">
      <style:graphic-properties draw:textarea-horizontal-align="justify" draw:textarea-vertical-align="middle" draw:auto-grow-height="false" fo:min-height="1.159cm" fo:min-width="0.318cm" style:run-through="foreground" style:wrap="run-through" style:number-wrapped-paragraphs="no-limit" style:vertical-pos="from-top" style:vertical-rel="paragraph" style:horizontal-pos="from-left" style:horizontal-rel="paragraph"/>
    </style:style>
    <style:style style:name="gr8" style:family="graphic">
      <style:graphic-properties svg:stroke-color="#3465a4" draw:textarea-horizontal-align="justify" draw:textarea-vertical-align="middle" draw:auto-grow-height="false" fo:min-height="1.693cm" fo:min-width="3.704cm" style:run-through="foreground" style:wrap="run-through" style:number-wrapped-paragraphs="no-limit" style:vertical-pos="from-top" style:vertical-rel="paragraph" style:horizontal-pos="from-left" style:horizontal-rel="paragraph"/>
      <style:paragraph-properties style:writing-mode="lr-tb"/>
    </style:style>
    <style:style style:name="gr9" style:family="graphic">
      <style:graphic-properties draw:textarea-horizontal-align="justify" draw:textarea-vertical-align="middle" draw:auto-grow-height="false" fo:min-height="1.799cm" fo:min-width="2.328cm" style:run-through="foreground" style:wrap="run-through" style:number-wrapped-paragraphs="no-limit" style:vertical-pos="from-top" style:vertical-rel="paragraph" style:horizontal-pos="from-left" style:horizontal-rel="paragraph"/>
      <style:paragraph-properties style:writing-mode="lr-tb"/>
    </style:style>
    <style:style style:name="gr10" style:family="graphic">
      <style:graphic-properties draw:textarea-horizontal-align="justify" draw:textarea-vertical-align="middle" draw:auto-grow-height="false" fo:min-height="1.72cm" fo:min-width="3.228cm" style:run-through="foreground" style:wrap="run-through" style:number-wrapped-paragraphs="no-limit" style:vertical-pos="from-top" style:vertical-rel="paragraph" style:horizontal-pos="from-left" style:horizontal-rel="paragraph"/>
      <style:paragraph-properties style:writing-mode="lr-tb"/>
    </style:style>
    <style:style style:name="gr11" style:family="graphic">
      <style:graphic-properties draw:textarea-horizontal-align="justify" draw:textarea-vertical-align="middle" draw:auto-grow-height="false" fo:min-height="1.561cm" fo:min-width="3.36cm" style:run-through="foreground" style:wrap="run-through" style:number-wrapped-paragraphs="no-limit" style:vertical-pos="from-top" style:vertical-rel="paragraph" style:horizontal-pos="from-left" style:horizontal-rel="paragraph"/>
      <style:paragraph-properties style:writing-mode="lr-tb"/>
    </style:style>
    <style:style style:name="gr12" style:family="graphic">
      <style:graphic-properties draw:textarea-horizontal-align="justify" draw:textarea-vertical-align="middle" draw:auto-grow-height="false" fo:min-height="1.535cm" fo:min-width="3.254cm" style:run-through="foreground" style:wrap="run-through" style:number-wrapped-paragraphs="no-limit" style:vertical-pos="from-top" style:vertical-rel="paragraph" style:horizontal-pos="from-left" style:horizontal-rel="paragraph"/>
      <style:paragraph-properties style:writing-mode="lr-tb"/>
    </style:style>
    <style:style style:name="gr13" style:family="graphic">
      <style:graphic-properties draw:textarea-horizontal-align="justify" draw:textarea-vertical-align="middle" draw:auto-grow-height="false" fo:min-height="1.561cm" fo:min-width="5.9cm"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ome Network Topology:</text:p>
      <text:p text:style-name="P2"/>
      <text:p text:style-name="P2"/>
      <text:p text:style-name="P3"><draw:line text:anchor-type="paragraph" draw:z-index="12" draw:name="Line 2" draw:style-name="gr2" draw:text-style-name="P5" svg:x1="6.939cm" svg:y1="5.468cm" svg:x2="16.411cm" svg:y2="5.468cm"><text:p/></draw:line><draw:line text:anchor-type="paragraph" draw:z-index="11" draw:name="Line 1" draw:style-name="gr2" draw:text-style-name="P5" svg:x1="6.939cm" svg:y1="5.468cm" svg:x2="1.568cm" svg:y2="5.415cm"><text:p/></draw:line><draw:custom-shape text:anchor-type="paragraph" draw:z-index="10" draw:name="Shape 11" draw:style-name="gr3" svg:width="0.953cm" svg:height="1.403cm" svg:x="1.198cm" svg:y="5.415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9" draw:name="Shape 10" draw:style-name="gr4" svg:width="0.927cm" svg:height="1.244cm" svg:x="15.75cm" svg:y="5.468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8" draw:name="Shape 9" draw:style-name="gr5" svg:width="0.556cm" svg:height="1.271cm" svg:x="11.94cm" svg:y="5.468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7" draw:name="Shape 8" draw:style-name="gr6" svg:width="0.556cm" svg:height="1.562cm" svg:x="6.622cm" svg:y="5.177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6" draw:name="Shape 7" draw:style-name="gr7" svg:width="0.636cm" svg:height="1.324cm" svg:x="6.569cm" svg:y="2.293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5" draw:name="Shape 1" draw:style-name="gr8" svg:width="3.705cm" svg:height="1.694cm" svg:x="5.061cm" svg:y="0.573cm"><text:p><text:s text:c="10"/>Internet</text:p><draw:enhanced-geometry svg:viewBox="0 0 21600 21600" draw:type="rectangle" draw:enhanced-path="M 0 0 L 21600 0 21600 21600 0 21600 0 0 Z N"/></draw:custom-shape><draw:custom-shape text:anchor-type="paragraph" draw:z-index="4" draw:name="Shape 6" draw:style-name="gr9" svg:width="2.329cm" svg:height="1.8cm" svg:x="15.247cm" svg:y="6.712cm"><text:p><text:s text:c="6"/>Mobile</text:p><draw:enhanced-geometry svg:viewBox="0 0 21600 21600" draw:type="rectangle" draw:enhanced-path="M 0 0 L 21600 0 21600 21600 0 21600 0 0 Z N"/></draw:custom-shape><draw:custom-shape text:anchor-type="paragraph" draw:z-index="3" draw:name="Shape 5" draw:style-name="gr10" svg:width="3.229cm" svg:height="1.721cm" svg:x="10.617cm" svg:y="6.738cm"><text:p><text:s text:c="12"/>PC3</text:p><draw:enhanced-geometry svg:viewBox="0 0 21600 21600" draw:type="rectangle" draw:enhanced-path="M 0 0 L 21600 0 21600 21600 0 21600 0 0 Z N"/></draw:custom-shape><draw:custom-shape text:anchor-type="paragraph" draw:z-index="2" draw:name="Shape 4" draw:style-name="gr11" svg:width="3.361cm" svg:height="1.562cm" svg:x="5.378cm" svg:y="6.738cm"><text:p><text:s text:c="12"/>PC2</text:p><draw:enhanced-geometry svg:viewBox="0 0 21600 21600" draw:type="rectangle" draw:enhanced-path="M 0 0 L 21600 0 21600 21600 0 21600 0 0 Z N"/></draw:custom-shape><draw:custom-shape text:anchor-type="paragraph" draw:z-index="1" draw:name="Shape 3" draw:style-name="gr12" svg:width="3.255cm" svg:height="1.535cm" svg:x="0.06cm" svg:y="6.817cm"><text:p><text:s text:c="11"/>PC1</text:p><draw:enhanced-geometry svg:viewBox="0 0 21600 21600" draw:type="rectangle" draw:enhanced-path="M 0 0 L 21600 0 21600 21600 0 21600 0 0 Z N"/></draw:custom-shape><draw:custom-shape text:anchor-type="paragraph" draw:z-index="0" draw:name="Shape 2" draw:style-name="gr13" svg:width="5.901cm" svg:height="1.562cm" svg:x="3.923cm" svg:y="3.616cm"><text:p><text:s text:c="14"/>Modern/Router</text:p><draw:enhanced-geometry svg:viewBox="0 0 21600 21600" draw:type="rectangle" draw:enhanced-path="M 0 0 L 21600 0 21600 21600 0 21600 0 0 Z N"/></draw:custom-shape><draw:frame text:anchor-type="paragraph" draw:z-index="13" draw:name="Text Frame 1" draw:style-name="gr1" draw:text-style-name="P4" svg:width="18.839cm" svg:height="17.042cm" svg:x="-0.549cm" svg:y="9.823cm"><draw:text-box><text:p>EXPLANATION:</text:p><text:p/><text:p>1)The home network consists of multiple devices connected to a modern/router.</text:p><text:p/><text:p>2)PC1, PC2, PC3 are personal computers.</text:p><text:p/><text:p>3)Mobile represents a smartphone or tablet.</text:p><text:p/><text:p>4)These devices are connected to the internet through the modern/router.</text:p><text:p/><text:p>5)The RPS lab environments accessed through one of the Pcs using a secure VPN connection.</text:p><text:p/><text:p>6)Once connected to the VPN access to the RPS lab environment is granted allowing interaction with the lab resources.</text:p><text:p/><text:p>Accessing the RPS Lab Environment:</text:p><text:p/><text:p>SSH Access <text:s/>(Secure Shell): If the RPS lab provides SSH access, you would use an SSH client installed on your PC or laptop to connect securely to the lab environment. You would need to know the IP address or domain name of the lab server and your login credentials.</text:p><text:p/><text:p>VPN Access (Virtual Private Network): Alternatively, if the RPS lab provides VPN access, you would configure a VPN client on your PC or laptop to establish a secure connection to the lab network. Once connected, your device would apperar as if it were directly connected to the lab network, allowing you to access resources and services within the lab environment.</text:p><text:p/><text:p>Firewall Configuration: Depending on the security settings of the RPS lab environment, you may need to configure port forwding on your home router/firewall to allow inbound connections to the lab server or VPN gateway. This ensures that your requests from the internet reach the appropriate destination within the lab network.</text:p><text:p/><text:p>By setting up remote access using SSH or VPN, you can securely access the RPS lab environment from your home network, allowing you to perform programming tasks, access resources and collaborate with colleagues remotely.</text:p><text:p/></draw:text-box></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1T08:44:11.415566008</meta:creation-date>
    <dc:date>2024-06-11T20:50:01.246831347</dc:date>
    <meta:editing-duration>PT8M57S</meta:editing-duration>
    <meta:editing-cycles>2</meta:editing-cycles>
    <meta:generator>LibreOffice/7.3.7.2$Linux_X86_64 LibreOffice_project/30$Build-2</meta:generator>
    <meta:document-statistic meta:table-count="0" meta:image-count="0" meta:object-count="0" meta:page-count="1" meta:paragraph-count="1" meta:word-count="3" meta:character-count="22" meta:non-whitespace-character-count="20"/>
  </office:meta>
</office:document-meta>
</file>